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E00000323C90A8C9224A75927.png" manifest:media-type="image/png"/>
  <manifest:file-entry manifest:full-path="Pictures/100002010000024C0000012B10458A82C66EDA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.001cm" svg:height="18.383cm" draw:z-index="0"><draw:image xlink:href="Pictures/100002010000033E00000323C90A8C9224A75927.png" xlink:type="simple" xlink:show="embed" xlink:actuate="onLoad" draw:mime-type="image/png"/></draw:frame><text:s/></text:p>
      <text:p text:style-name="Standard"><draw:frame draw:style-name="fr1" draw:name="Image2" text:anchor-type="char" svg:width="14.713cm" svg:height="7.482cm" draw:z-index="1"><draw:image xlink:href="Pictures/100002010000024C0000012B10458A82C66EDA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8:35:52.876000000</meta:creation-date>
    <dc:date>2022-01-13T18:38:08.739000000</dc:date>
    <meta:editing-duration>PT2M21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7.1.8.1$Windows_X86_64 LibreOffice_project/e1f30c802c3269a1d052614453f260e49458c82c</meta:generator>
  </office:meta>
</office:document-meta>
</file>